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13b75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213b75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794cm" fo:min-width="4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61cm" fo:min-width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74cm" fo:min-width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09cm" fo:min-width="3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38cm" fo:min-width="1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461cm" fo:min-width="2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348cm" fo:min-width="1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38cm" fo:min-width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01cm" fo:min-width="3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141cm" fo:min-width="2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441cm" fo:min-width="2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328cm" fo:min-width="2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242cm" fo:min-width="2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219cm" fo:min-width="3.1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125cm" fo:min-width="0.9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1.505cm" fo:min-width="2.4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1.554cm" fo:min-width="2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231cm" fo:min-width="1.1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4.816cm" svg:height="1.985cm" svg:x="5.311cm" svg:y="2.552cm"><text:p>Tra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2" svg:x1="2.745cm" svg:y1="3.769cm" svg:x2="5.311cm" svg:y2="3.901cm"><text:p/></draw:line><draw:custom-shape text:anchor-type="paragraph" draw:z-index="2" draw:name="Shape3" draw:style-name="gr3" draw:text-style-name="P3" svg:width="2.938cm" svg:height="2.065cm" svg:x="0.152cm" svg:y="2.05cm"><text:p><text:span text:style-name="T2">train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4" draw:style-name="gr2" draw:text-style-name="P2" svg:x1="10.126cm" svg:y1="3.558cm" svg:x2="12.137cm" svg:y2="2.87cm"><text:p/></draw:line><draw:custom-shape text:anchor-type="paragraph" draw:z-index="4" draw:name="Shape5" draw:style-name="gr4" svg:width="2.858cm" svg:height="1.8cm" svg:x="11.82cm" svg:y="1.52cm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name="Shape6" draw:style-name="gr5" svg:width="3.229cm" svg:height="1.562cm" svg:x="6.29cm" svg:y="1.849cm"><text:p>tick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Shape7" draw:style-name="gr2" draw:text-style-name="P2" svg:x1="4.253cm" svg:y1="2.669cm" svg:x2="6.29cm" svg:y2="2.695cm"><text:p/></draw:line><draw:custom-shape text:anchor-type="paragraph" draw:z-index="7" draw:name="Shape8" draw:style-name="gr6" draw:text-style-name="P3" svg:width="2.673cm" svg:height="1.324cm" svg:x="1.66cm" svg:y="2.007cm"><text:p><text:span text:style-name="T2">ticket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9" draw:style-name="gr2" draw:text-style-name="P2" svg:x1="9.518cm" svg:y1="2.457cm" svg:x2="11.608cm" svg:y2="2.034cm"><text:p/></draw:line><draw:custom-shape text:anchor-type="paragraph" draw:z-index="9" draw:name="Shape10" draw:style-name="gr7" svg:width="2.858cm" svg:height="2.065cm" svg:x="11.185cm" svg:y="0.605cm"><text:p>custom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1" draw:style-name="gr2" draw:text-style-name="P2" svg:x1="9.518cm" svg:y1="3.41cm" svg:x2="10.867cm" svg:y2="4.389cm"><text:p/></draw:line><draw:custom-shape text:anchor-type="paragraph" draw:z-index="11" draw:name="Shape12" draw:style-name="gr8" svg:width="2.647cm" svg:height="1.906cm" svg:x="10.867cm" svg:y="4.045cm"><text:p>train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13" draw:style-name="gr2" draw:text-style-name="P2" svg:x1="6.449cm" svg:y1="3.41cm" svg:x2="5.338cm" svg:y2="4.468cm"><text:p/></draw:line><draw:custom-shape text:anchor-type="paragraph" draw:z-index="13" draw:name="Shape14" draw:style-name="gr9" svg:width="3.202cm" svg:height="1.324cm" svg:x="3.009cm" svg:y="4.574cm"><text:p>stat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5" draw:style-name="gr10" svg:width="3.123cm" svg:height="1.218cm" svg:x="6.634cm" svg:y="9.839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16" draw:style-name="gr2" draw:text-style-name="P2" svg:x1="3.856cm" svg:y1="10.209cm" svg:x2="6.634cm" svg:y2="10.447cm"><text:p/></draw:line><draw:custom-shape text:anchor-type="paragraph" draw:z-index="16" draw:name="Shape17" draw:style-name="gr11" draw:text-style-name="P3" svg:width="2.832cm" svg:height="1.615cm" svg:x="1.025cm" svg:y="8.834cm"><text:p><text:span text:style-name="T2">custom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Shape18" draw:style-name="gr2" draw:text-style-name="P2" svg:x1="9.756cm" svg:y1="10.368cm" svg:x2="12.27cm" svg:y2="10.342cm"><text:p/></draw:line><draw:custom-shape text:anchor-type="paragraph" draw:z-index="18" draw:name="Shape19" draw:style-name="gr12" svg:width="3.07cm" svg:height="2.038cm" svg:x="12.243cm" svg:y="9.151cm"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2" draw:text-style-name="P2" svg:x1="6.952cm" svg:y1="11.056cm" svg:x2="5.708cm" svg:y2="12.829cm"><text:p/></draw:line><draw:custom-shape text:anchor-type="paragraph" draw:z-index="20" draw:name="Shape21" draw:style-name="gr13" svg:width="3.414cm" svg:height="1.879cm" svg:x="4.253cm" svg:y="13.226cm"><text:p>ticket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custom-shape text:anchor-type="paragraph" draw:z-index="23" draw:name="Shape24" draw:style-name="gr16" svg:width="1.932cm" svg:height="2.25cm" svg:x="7.19cm" svg:y="0.386cm"><text:p>relpationsh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21" draw:name="Shape22" draw:style-name="gr14" svg:width="2.647cm" svg:height="1.377cm" svg:x="0.681cm" svg:y="0.138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23" draw:style-name="gr15" svg:width="3.255cm" svg:height="1.35cm" svg:x="12.428cm" svg:y="0.191cm"><text:p>tick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24" draw:name="Shape25" draw:style-name="gr17" draw:text-style-name="P2" svg:x1="3.327cm" svg:y1="0.339cm" svg:x2="7.19cm" svg:y2="0.445cm"><text:p/></draw:line><draw:line text:anchor-type="paragraph" draw:z-index="25" draw:name="Shape26" draw:style-name="gr17" draw:text-style-name="P2" svg:x1="9.121cm" svg:y1="0.576cm" svg:x2="12.27cm" svg:y2="0.497cm"><text:p/></draw:line><draw:custom-shape text:anchor-type="paragraph" draw:z-index="26" draw:name="Shape27" draw:style-name="gr18" svg:width="2.647cm" svg:height="1.668cm" svg:x="0.443cm" svg:y="4.175cm"><text:p>tick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28" draw:style-name="gr19" svg:width="2.938cm" svg:height="1.721cm" svg:x="12.375cm" svg:y="3.778cm"><text:p>tra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29" draw:style-name="gr20" svg:width="2.25cm" svg:height="2.461cm" svg:x="6.925cm" svg:y="3.778cm"><text:p>relationshp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name="Shape30" draw:style-name="gr17" draw:text-style-name="P2" svg:x1="2.956cm" svg:y1="5.022cm" svg:x2="6.925cm" svg:y2="5.022cm"><text:p/></draw:line><draw:line text:anchor-type="paragraph" draw:z-index="30" draw:name="Shape31" draw:style-name="gr17" draw:text-style-name="P2" svg:x1="9.174cm" svg:y1="4.916cm" svg:x2="12.375cm" svg:y2="4.81cm"><text:p/></draw:line><text:tab/><text:tab/><text:tab/><text:tab/><text:tab/><text:span text:style-name="T1">1<text:tab/><text:tab/><text:tab/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1"><text:tab/><text:tab/><text:tab/><text:tab/><text:tab/><text:span text:style-name="T1">1<text:tab/><text:tab/><text:tab/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10:52.037121281</meta:creation-date>
    <dc:date>2017-12-15T14:17:49.043649693</dc:date>
    <meta:editing-duration>PT6M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2" meta:word-count="4" meta:character-count="20" meta:non-whitespace-character-count="4"/>
  </office:meta>
</office:document-meta>
</file>